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08478792004CBA3B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89cm, 4.358cm, 14.424cm, 2.42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7cm" svg:height="20.7cm" svg:x="0.992cm" svg:y="2.291cm">
          <draw:image xlink:href="Pictures/10000000000005E8000007E008478792004CBA3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30:40.808063204</dc:date>
    <meta:editing-duration>PT3M34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